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2.0909in"/>
    </style:style>
    <style:style style:name="co8" style:family="table-column">
      <style:table-column-properties fo:break-before="auto" style:column-width="1.75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ce1" style:family="table-cell" style:parent-style-name="Default">
      <style:table-cell-properties fo:border-bottom="none" fo:background-color="#c9211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20" style:family="table-cell" style:parent-style-name="Default">
      <style:text-properties style:font-name="DejaVu Sans Mono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8" style:family="table-cell" style:parent-style-name="Default" style:data-style-name="N130">
      <style:table-cell-properties fo:border-bottom="0.74pt solid #999999" fo:background-color="#ffff00" style:cell-protect="none" style:print-content="true" fo:border-left="0.74pt solid #999999" fo:border-right="0.74pt solid #000000" fo:border-top="0.74pt solid #999999"/>
      <style:text-properties style:font-name="DejaVu Sans Mono"/>
    </style:style>
    <style:style style:name="ce24" style:family="table-cell" style:parent-style-name="Default" style:data-style-name="N130">
      <style:table-cell-properties fo:border-bottom="0.74pt solid #000000" fo:background-color="#1c1c1c" fo:border-left="0.74pt solid #999999" fo:border-right="0.74pt solid #000000" fo:border-top="0.74pt solid #999999"/>
      <style:text-properties style:font-name="DejaVu Sans Mono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DejaVu Sans Mono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31">
      <style:table-cell-properties fo:border-bottom="none" fo:background-color="#ffff00" style:cell-protect="none" style:print-content="true" fo:border-left="none" fo:border-right="0.74pt solid #000000" fo:border-top="none"/>
      <style:text-properties style:font-name="DejaVu Sans Mono"/>
    </style:style>
    <style:style style:name="ce29" style:family="table-cell" style:parent-style-name="Default" style:data-style-name="N131">
      <style:table-cell-properties fo:border-bottom="0.74pt solid #999999" fo:background-color="#1c1c1c" fo:border-left="0.74pt solid #999999" fo:border-right="0.74pt solid #000000" fo:border-top="0.74pt solid #999999"/>
      <style:text-properties style:font-name="DejaVu Sans Mono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32" style:family="table-cell" style:parent-style-name="Default" style:data-style-name="N131">
      <style:table-cell-properties fo:background-color="#1c1c1c" fo:border="0.74pt solid #999999"/>
      <style:text-properties style:font-name="DejaVu Sans Mono"/>
    </style:style>
    <style:style style:name="ce44" style:family="table-cell" style:parent-style-name="Default" style:data-style-name="N131">
      <style:table-cell-properties fo:background-color="#ffff00" style:cell-protect="none" style:print-content="true" fo:border="0.74pt solid #999999"/>
      <style:text-properties style:font-name="DejaVu Sans Mono"/>
    </style:style>
    <style:style style:name="ce45" style:family="table-cell" style:parent-style-name="Default" style:data-style-name="N131">
      <style:table-cell-properties fo:border-bottom="0.74pt solid #000000" fo:background-color="#ffff00" style:cell-protect="none" style:print-content="true" fo:border-left="0.74pt solid #999999" fo:border-right="0.74pt solid #999999" fo:border-top="0.74pt solid #999999"/>
      <style:text-properties style:font-name="DejaVu Sans Mono"/>
    </style:style>
    <style:style style:name="ce47" style:family="table-cell" style:parent-style-name="Default" style:data-style-name="N131">
      <style:text-properties style:font-name="DejaVu Sans Mono"/>
    </style:style>
    <style:style style:name="ce37" style:family="table-cell" style:parent-style-name="Default" style:data-style-name="N131">
      <style:table-cell-properties fo:border-bottom="0.74pt solid #000000" fo:background-color="#1c1c1c" fo:border-left="0.74pt solid #999999" fo:border-right="0.74pt solid #000000" fo:border-top="0.74pt solid #999999"/>
      <style:text-properties style:font-name="DejaVu Sans Mono"/>
    </style:style>
    <style:style style:name="ce39" style:family="table-cell" style:parent-style-name="Default" style:data-style-name="N131">
      <style:table-cell-properties fo:border-bottom="0.74pt solid #999999" fo:background-color="#1c1c1c" fo:border-left="0.74pt solid #999999" fo:border-right="0.74pt solid #000000" fo:border-top="0.74pt solid #999999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 table:protected="true" table:protection-key="Rq37ziNhWP/Zzx3eBeoDDW3cu/M=" table:protection-key-digest-algorithm="http://www.w3.org/2000/09/xmldsig#sha1">
        <loext:table-protection loext:select-protected-cells="true" loext:select-unprotected-cells="true"/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2" table:default-cell-style-name="ce20"/>
        <table:table-column table:style-name="co3" table:default-cell-style-name="ce27"/>
        <table:table-column table:style-name="co5" table:default-cell-style-name="ce20"/>
        <table:table-column table:style-name="co2" table:default-cell-style-name="ce20"/>
        <table:table-column table:style-name="co6" table:default-cell-style-name="ce20"/>
        <table:table-column table:style-name="co2" table:number-columns-repeated="2" table:default-cell-style-name="ce20"/>
        <table:table-column table:style-name="co3" table:default-cell-style-name="ce27"/>
        <table:table-column table:style-name="co7" table:default-cell-style-name="ce20"/>
        <table:table-column table:style-name="co2" table:default-cell-style-name="ce20"/>
        <table:table-column table:style-name="co3" table:default-cell-style-name="ce27"/>
        <table:table-column table:style-name="co8" table:default-cell-style-name="ce20"/>
        <table:table-column table:style-name="co2" table:default-cell-style-name="ce20"/>
        <table:table-column table:style-name="co2" table:number-columns-repeated="3" table:default-cell-style-name="Default"/>
        <table:table-column table:style-name="co2" table:number-columns-repeated="16364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SUB RATIO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SUB BREAKDOWN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5" table:number-rows-spanned="1">
            <text:p>INGREDIENT MC PROFILES</text:p>
          </table:table-cell>
          <table:covered-table-cell table:number-columns-repeated="3" table:style-name="ce30"/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WATER PROFILE</text:p>
          </table:table-cell>
          <table:covered-table-cell table:style-name="ce21"/>
          <table:table-cell table:style-name="ce25"/>
          <table:table-cell table:style-name="ce1" office:value-type="string" calcext:value-type="string" table:number-columns-spanned="2" table:number-rows-spanned="1">
            <text:p>FINAL RECIPE</text:p>
          </table:table-cell>
          <table:covered-table-cell table:style-name="ce21"/>
          <table:table-cell table:number-columns-repeated="3"/>
          <table:table-cell table:style-name="ce40" table:number-columns-repeated="16364"/>
        </table:table-row>
        <table:table-row table:style-name="ro2"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Ratio</text:p>
          </table:table-cell>
          <table:table-cell table:style-name="ce26"/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Ingredient </text:p>
          </table:table-cell>
          <table:table-cell table:style-name="ce31" office:value-type="string" calcext:value-type="string">
            <text:p>Dry</text:p>
            <text:p>weight</text:p>
            <text:p>(g)</text:p>
          </table:table-cell>
          <table:table-cell table:style-name="ce31" office:value-type="string" calcext:value-type="string">
            <text:p>MC</text:p>
            <text:p>(%)</text:p>
          </table:table-cell>
          <table:table-cell table:style-name="ce31" office:value-type="string" calcext:value-type="string">
            <text:p>MC</text:p>
            <text:p>(g)</text:p>
          </table:table-cell>
          <table:table-cell table:style-name="ce22" office:value-type="string" calcext:value-type="string">
            <text:p>Wet</text:p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Water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style-name="ce26"/>
          <table:table-cell table:style-name="ce17" office:value-type="string" calcext:value-type="string">
            <text:p>Ingredient</text:p>
          </table:table-cell>
          <table:table-cell table:style-name="ce22" office:value-type="string" calcext:value-type="string">
            <text:p>Weight</text:p>
            <text:p>(g)</text:p>
          </table:table-cell>
          <table:table-cell table:number-columns-repeated="3"/>
          <table:table-cell table:style-name="ce41" table:number-columns-repeated="16364"/>
        </table:table-row>
        <table:table-row table:style-name="ro3">
          <table:table-cell table:style-name="ce18" office:value-type="string" calcext:value-type="string">
            <text:p>Water (%)</text:p>
          </table:table-cell>
          <table:table-cell table:style-name="ce8" office:value-type="percentage" office:value="0.1" calcext:value-type="percentage">
            <text:p>10.000%</text:p>
          </table:table-cell>
          <table:table-cell/>
          <table:table-cell table:style-name="ce18" office:value-type="string" calcext:value-type="string">
            <text:p>Total sub weight (g)</text:p>
          </table:table-cell>
          <table:table-cell table:style-name="ce15" office:value-type="float" office:value="1000" calcext:value-type="float">
            <text:p>1000.000</text:p>
          </table:table-cell>
          <table:table-cell/>
          <table:table-cell table:style-name="ce18" office:value-type="string" calcext:value-type="string">
            <text:p>Ingredient 1</text:p>
          </table:table-cell>
          <table:table-cell table:style-name="ce32" table:formula="of:=[.E5]" office:value-type="float" office:value="0" calcext:value-type="float">
            <text:p>0.000</text:p>
          </table:table-cell>
          <table:table-cell table:style-name="ce44"/>
          <table:table-cell table:style-name="ce32" table:formula="of:=(([.$E$3]*[.B4])/((100-[.I3])*0.01))-([.$E$3]*[.B4])" office:value-type="float" office:value="0" calcext:value-type="float">
            <text:p>0.000</text:p>
          </table:table-cell>
          <table:table-cell table:style-name="ce29" table:formula="of:=([.H3]/((100-[.I3])*0.01)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Total water needed (g)</text:p>
          </table:table-cell>
          <table:table-cell table:style-name="ce29"/>
          <table:table-cell/>
          <table:table-cell table:style-name="ce18" office:value-type="string" calcext:value-type="string">
            <text:p>Total sub weight (g)</text:p>
          </table:table-cell>
          <table:table-cell table:style-name="ce39" table:formula="of:=[.E3]" office:value-type="float" office:value="1000" calcext:value-type="float">
            <text:p>100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1 (%)</text:p>
          </table:table-cell>
          <table:table-cell table:style-name="ce8"/>
          <table:table-cell/>
          <table:table-cell table:style-name="ce18" office:value-type="string" calcext:value-type="string">
            <text:p>Water (g)</text:p>
          </table:table-cell>
          <table:table-cell table:style-name="ce29" table:formula="of:=([.$E$3]*[.B3])" office:value-type="float" office:value="100" calcext:value-type="float">
            <text:p>100.000</text:p>
          </table:table-cell>
          <table:table-cell/>
          <table:table-cell table:style-name="ce18" office:value-type="string" calcext:value-type="string">
            <text:p>Ingredient 2</text:p>
          </table:table-cell>
          <table:table-cell table:style-name="ce32" table:formula="of:=[.E6]" office:value-type="float" office:value="0" calcext:value-type="float">
            <text:p>0.000</text:p>
          </table:table-cell>
          <table:table-cell table:style-name="ce44"/>
          <table:table-cell table:style-name="ce32" table:formula="of:=(([.$E$3]*[.B5])/((100-[.I4])*0.01))-([.$E$3]*[.B5])" office:value-type="float" office:value="0" calcext:value-type="float">
            <text:p>0.000</text:p>
          </table:table-cell>
          <table:table-cell table:style-name="ce29" table:formula="of:=([.H4]/((100-[.I4])*0.01)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Water in ingredients (g)</text:p>
          </table:table-cell>
          <table:table-cell table:style-name="ce29"/>
          <table:table-cell/>
          <table:table-cell table:style-name="ce18" office:value-type="string" calcext:value-type="string">
            <text:p>Water (g)</text:p>
          </table:table-cell>
          <table:table-cell table:style-name="ce39" table:formula="of:=[.N5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2 (%)</text:p>
          </table:table-cell>
          <table:table-cell table:style-name="ce8"/>
          <table:table-cell/>
          <table:table-cell table:style-name="ce18" office:value-type="string" calcext:value-type="string">
            <text:p>Ingredient 1 (g)</text:p>
          </table:table-cell>
          <table:table-cell table:style-name="ce29" table:formula="of:=([.$E$3]*[.B4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3</text:p>
          </table:table-cell>
          <table:table-cell table:style-name="ce32" table:formula="of:=[.E7]" office:value-type="float" office:value="0" calcext:value-type="float">
            <text:p>0.000</text:p>
          </table:table-cell>
          <table:table-cell table:style-name="ce44"/>
          <table:table-cell table:style-name="ce32" table:formula="of:=(([.$E$3]*[.B6])/((100-[.I5])*0.01))-([.$E$3]*[.B6])" office:value-type="float" office:value="0" calcext:value-type="float">
            <text:p>0.000</text:p>
          </table:table-cell>
          <table:table-cell table:style-name="ce29" table:formula="of:=([.H5]/((100-[.I5])*0.01))" office:value-type="float" office:value="0" calcext:value-type="float">
            <text:p>0.000</text:p>
          </table:table-cell>
          <table:table-cell/>
          <table:table-cell table:style-name="ce19" office:value-type="string" calcext:value-type="string">
            <text:p>Actual water needed (g)</text:p>
          </table:table-cell>
          <table:table-cell table:style-name="ce37"/>
          <table:table-cell/>
          <table:table-cell table:style-name="ce18" office:value-type="string" calcext:value-type="string">
            <text:p>Ingredient 1 (g)</text:p>
          </table:table-cell>
          <table:table-cell table:style-name="ce39" table:formula="of:=[.K3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3 (%)</text:p>
          </table:table-cell>
          <table:table-cell table:style-name="ce8"/>
          <table:table-cell/>
          <table:table-cell table:style-name="ce18" office:value-type="string" calcext:value-type="string">
            <text:p>Ingredient 2 (g)</text:p>
          </table:table-cell>
          <table:table-cell table:style-name="ce29" table:formula="of:=([.$E$3]*[.B5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4</text:p>
          </table:table-cell>
          <table:table-cell table:style-name="ce32" table:formula="of:=[.E8]" office:value-type="float" office:value="0" calcext:value-type="float">
            <text:p>0.000</text:p>
          </table:table-cell>
          <table:table-cell table:style-name="ce44"/>
          <table:table-cell table:style-name="ce32" table:formula="of:=(([.$E$3]*[.B7])/((100-[.I6])*0.01))-([.$E$3]*[.B7])" office:value-type="float" office:value="0" calcext:value-type="float">
            <text:p>0.000</text:p>
          </table:table-cell>
          <table:table-cell table:style-name="ce29" table:formula="of:=([.H6]/((100-[.I6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2 (g)</text:p>
          </table:table-cell>
          <table:table-cell table:style-name="ce39" table:formula="of:=[.K4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4 (%)</text:p>
          </table:table-cell>
          <table:table-cell table:style-name="ce8"/>
          <table:table-cell/>
          <table:table-cell table:style-name="ce18" office:value-type="string" calcext:value-type="string">
            <text:p>Ingredient 3 (g)</text:p>
          </table:table-cell>
          <table:table-cell table:style-name="ce29" table:formula="of:=([.$E$3]*[.B6])" office:value-type="float" office:value="0" calcext:value-type="float">
            <text:p>0.000</text:p>
          </table:table-cell>
          <table:table-cell/>
          <table:table-cell table:style-name="ce18" office:value-type="string" calcext:value-type="string">
            <text:p>Ingredient 5</text:p>
          </table:table-cell>
          <table:table-cell table:style-name="ce32" table:formula="of:=[.E9]" office:value-type="float" office:value="0" calcext:value-type="float">
            <text:p>0.000</text:p>
          </table:table-cell>
          <table:table-cell table:style-name="ce44"/>
          <table:table-cell table:style-name="ce32" table:formula="of:=(([.$E$3]*[.B8])/((100-[.I7])*0.01))-([.$E$3]*[.B8])" office:value-type="float" office:value="0" calcext:value-type="float">
            <text:p>0.000</text:p>
          </table:table-cell>
          <table:table-cell table:style-name="ce29" table:formula="of:=([.H7]/((100-[.I7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3 (g)</text:p>
          </table:table-cell>
          <table:table-cell table:style-name="ce39" table:formula="of:=[.K5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5 (%)</text:p>
          </table:table-cell>
          <table:table-cell table:style-name="ce8"/>
          <table:table-cell/>
          <table:table-cell table:style-name="ce18" office:value-type="string" calcext:value-type="string">
            <text:p>Ingredient 4 (g)</text:p>
          </table:table-cell>
          <table:table-cell table:style-name="ce29" table:formula="of:=([.$E$3]*[.B7])" office:value-type="float" office:value="0" calcext:value-type="float">
            <text:p>0.000</text:p>
          </table:table-cell>
          <table:table-cell/>
          <table:table-cell table:style-name="ce19" office:value-type="string" calcext:value-type="string">
            <text:p>Ingredient 6</text:p>
          </table:table-cell>
          <table:table-cell table:style-name="ce32" table:formula="of:=[.E10]" office:value-type="float" office:value="0" calcext:value-type="float">
            <text:p>0.000</text:p>
          </table:table-cell>
          <table:table-cell table:style-name="ce45"/>
          <table:table-cell table:style-name="ce32" table:formula="of:=(([.$E$3]*[.B9])/((100-[.I8])*0.01))-([.$E$3]*[.B9])" office:value-type="float" office:value="0" calcext:value-type="float">
            <text:p>0.000</text:p>
          </table:table-cell>
          <table:table-cell table:style-name="ce29" table:formula="of:=([.H8]/((100-[.I8])*0.01))" office:value-type="float" office:value="0" calcext:value-type="float">
            <text:p>0.000</text:p>
          </table:table-cell>
          <table:table-cell table:number-columns-repeated="4"/>
          <table:table-cell table:style-name="ce18" office:value-type="string" calcext:value-type="string">
            <text:p>Ingredient 4 (g)</text:p>
          </table:table-cell>
          <table:table-cell table:style-name="ce39" table:formula="of:=[.K6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8" office:value-type="string" calcext:value-type="string">
            <text:p>Ingredient 6 (%)</text:p>
          </table:table-cell>
          <table:table-cell table:style-name="ce8"/>
          <table:table-cell/>
          <table:table-cell table:style-name="ce18" office:value-type="string" calcext:value-type="string">
            <text:p>Ingredient 5 (g)</text:p>
          </table:table-cell>
          <table:table-cell table:style-name="ce29" table:formula="of:=([.$E$3]*[.B8])" office:value-type="float" office:value="0" calcext:value-type="float">
            <text:p>0.000</text:p>
          </table:table-cell>
          <table:table-cell table:number-columns-repeated="10"/>
          <table:table-cell table:style-name="ce18" office:value-type="string" calcext:value-type="string">
            <text:p>Ingredient 5 (g)</text:p>
          </table:table-cell>
          <table:table-cell table:style-name="ce39" table:formula="of:=[.K7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>
          <table:table-cell table:style-name="ce19" office:value-type="string" calcext:value-type="string">
            <text:p>TOTAL (%)</text:p>
          </table:table-cell>
          <table:table-cell table:style-name="ce24" table:formula="of:=SUM([.B3:.B9])" office:value-type="percentage" office:value="0.1" calcext:value-type="percentage">
            <text:p>10.000%</text:p>
          </table:table-cell>
          <table:table-cell/>
          <table:table-cell table:style-name="ce19" office:value-type="string" calcext:value-type="string">
            <text:p>Ingredient 6 (g)</text:p>
          </table:table-cell>
          <table:table-cell table:style-name="ce29" table:formula="of:=([.$E$3]*[.B9])" office:value-type="float" office:value="0" calcext:value-type="float">
            <text:p>0.000</text:p>
          </table:table-cell>
          <table:table-cell table:number-columns-repeated="10"/>
          <table:table-cell table:style-name="ce19" office:value-type="string" calcext:value-type="string">
            <text:p>Ingredient 6 (g)</text:p>
          </table:table-cell>
          <table:table-cell table:style-name="ce39" table:formula="of:=[.K8]" office:value-type="float" office:value="0" calcext:value-type="float">
            <text:p>0.000</text:p>
          </table:table-cell>
          <table:table-cell table:number-columns-repeated="16367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string" calcext:value-type="string">
            <text:p>INSTRUCTIONS: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Fill in the yellow boxes with values and follow the “FINAL RECIPE” table for your adjusted recipe based on your ingredient MC%.</text:p>
          </table:table-cell>
          <table:table-cell table:number-columns-repeated="16383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13"/>
          <table:table-cell table:number-columns-repeated="1638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8"/>
          <table:table-cell table:style-name="ce47"/>
          <table:table-cell table:number-columns-repeated="16375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0:12:54.670028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51:49.837913756</meta:creation-date>
    <dc:date>2025-03-26T10:38:43.889789278</dc:date>
    <meta:editing-duration>PT2H23M59S</meta:editing-duration>
    <meta:editing-cycles>22</meta:editing-cycles>
    <meta:generator>LibreOffice/24.2.7.2$Linux_X86_64 LibreOffice_project/420$Build-2</meta:generator>
    <meta:document-statistic meta:table-count="1" meta:cell-count="89" meta:object-count="0"/>
  </office:meta>
</office:document-meta>
</file>